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I$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I$1]" office:value-type="float" office:value="0.391054943085059" calcext:value-type="float">
            <text:p>0.391054943085059</text:p>
          </table:table-cell>
          <table:table-cell/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I$1]" office:value-type="float" office:value="0.0270323563681993" calcext:value-type="float">
            <text:p>0.0270323563681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I$1]" office:value-type="float" office:value="0.00121896567177557" calcext:value-type="float">
            <text:p>0.00121896567177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I$1]" office:value-type="float" office:value="0.0834453706193421" calcext:value-type="float">
            <text:p>0.083445370619342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I$1]" office:value-type="float" office:value="0.548229810881061" calcext:value-type="float">
            <text:p>0.548229810881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I$1]" office:value-type="float" office:value="0.583400555704939" calcext:value-type="float">
            <text:p>0.583400555704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17" office:value-type="float" office:value="9888.39" calcext:value-type="float">
            <text:p>9888.3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I$1]" office:value-type="float" office:value="0.583400555704939" calcext:value-type="float">
            <text:p>0.583400555704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7488.61" calcext:value-type="float">
            <text:p>37488.6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I$1]" office:value-type="float" office:value="0.0919422783902483" calcext:value-type="float">
            <text:p>0.0919422783902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I$1]" office:value-type="float" office:value="0.111194765617998" calcext:value-type="float">
            <text:p>0.11119476561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I$1]" office:value-type="float" office:value="0.77486779600251" calcext:value-type="float">
            <text:p>0.77486779600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I$1]" office:value-type="float" office:value="0.400645334767411" calcext:value-type="float">
            <text:p>0.400645334767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I$1]" office:value-type="float" office:value="0.16454243972394" calcext:value-type="float">
            <text:p>0.1645424397239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I$1]" office:value-type="float" office:value="0.400645334767411" calcext:value-type="float">
            <text:p>0.400645334767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I$1]" office:value-type="float" office:value="0.184171372232679" calcext:value-type="float">
            <text:p>0.184171372232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I$1]" office:value-type="float" office:value="0.0680648919960563" calcext:value-type="float">
            <text:p>0.0680648919960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I$1]" office:value-type="float" office:value="0.548229810881061" calcext:value-type="float">
            <text:p>0.548229810881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I$1]" office:value-type="float" office:value="0.032410146096621" calcext:value-type="float">
            <text:p>0.03241014609662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I$1]" office:value-type="float" office:value="0.000215111589136865" calcext:value-type="float">
            <text:p>0.000215111589136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I$1]" office:value-type="float" office:value="0.0010038540826387" calcext:value-type="float">
            <text:p>0.001003854082638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I$1]" office:value-type="float" office:value="0.0919422783902483" calcext:value-type="float">
            <text:p>0.0919422783902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I$1]" office:value-type="float" office:value="0.111194765617998" calcext:value-type="float">
            <text:p>0.11119476561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28]/1000" office:value-type="float" office:value="43.226" calcext:value-type="float">
            <text:p>43.226</text:p>
          </table:table-cell>
          <table:table-cell table:formula="of:=[.C28]/[.$I$1]" office:value-type="float" office:value="0.77486779600251" calcext:value-type="float">
            <text:p>0.77486779600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29]/1000" office:value-type="float" office:value="10.274" calcext:value-type="float">
            <text:p>10.274</text:p>
          </table:table-cell>
          <table:table-cell table:formula="of:=[.C29]/[.$I$1]" office:value-type="float" office:value="0.184171372232679" calcext:value-type="float">
            <text:p>0.184171372232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30]/1000" office:value-type="float" office:value="3.797" calcext:value-type="float">
            <text:p>3.797</text:p>
          </table:table-cell>
          <table:table-cell table:formula="of:=[.C30]/[.$I$1]" office:value-type="float" office:value="0.0680648919960563" calcext:value-type="float">
            <text:p>0.068064891996056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office:value-type="float" office:value="37488" calcext:value-type="float">
            <text:p>37488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7.488" calcext:value-type="float">
            <text:p>37.488</text:p>
          </table:table-cell>
          <table:table-cell table:formula="of:=[.C32]/[.$I$1]" office:value-type="float" office:value="0.672008604463565" calcext:value-type="float">
            <text:p>0.672008604463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office:value-type="float" office:value="9889" calcext:value-type="float">
            <text:p>9889</text:p>
          </table:table-cell>
          <table:table-cell/>
          <table:table-cell table:formula="of:=[.C33]/1000" office:value-type="float" office:value="9.889" calcext:value-type="float">
            <text:p>9.889</text:p>
          </table:table-cell>
          <table:table-cell table:formula="of:=[.C33]/[.$I$1]" office:value-type="float" office:value="0.177269875414538" calcext:value-type="float">
            <text:p>0.177269875414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I$1]" office:value-type="float" office:value="0.193421170565564" calcext:value-type="float">
            <text:p>0.193421170565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I$1]" office:value-type="float" office:value="0.114582773146903" calcext:value-type="float">
            <text:p>0.114582773146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I$1]" office:value-type="float" office:value="0.0259030205252308" calcext:value-type="float">
            <text:p>0.025903020525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C37]/1000" office:value-type="float" office:value="0.601" calcext:value-type="float">
            <text:p>0.601</text:p>
          </table:table-cell>
          <table:table-cell table:formula="of:=[.C37]/[.$I$1]" office:value-type="float" office:value="0.0107735054226046" calcext:value-type="float">
            <text:p>0.0107735054226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I$1]" office:value-type="float" office:value="0.0379671954826566" calcext:value-type="float">
            <text:p>0.0379671954826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I$1]" office:value-type="float" office:value="0.0251322039974904" calcext:value-type="float">
            <text:p>0.025132203997490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I$1]" office:value-type="float" office:value="0.0161512951510263" calcext:value-type="float">
            <text:p>0.0161512951510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I$1]" office:value-type="float" office:value="0.098431477995877" calcext:value-type="float">
            <text:p>0.098431477995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I$1]" office:value-type="float" office:value="0.0259030205252308" calcext:value-type="float">
            <text:p>0.025903020525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C44]/1000" office:value-type="float" office:value="0.601" calcext:value-type="float">
            <text:p>0.601</text:p>
          </table:table-cell>
          <table:table-cell table:formula="of:=[.C44]/[.$I$1]" office:value-type="float" office:value="0.0107735054226046" calcext:value-type="float">
            <text:p>0.0107735054226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I$1]" office:value-type="float" office:value="0.0379671954826566" calcext:value-type="float">
            <text:p>0.0379671954826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I$1]" office:value-type="float" office:value="0.0251322039974904" calcext:value-type="float">
            <text:p>0.02513220399749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20:00:01.571014358</dc:date>
    <meta:editing-duration>PT1H14M52S</meta:editing-duration>
    <meta:editing-cycles>8</meta:editing-cycles>
    <meta:generator>LibreOffice/7.2.7.2$Linux_X86_64 LibreOffice_project/20$Build-2</meta:generator>
    <meta:document-statistic meta:table-count="1" meta:cell-count="210" meta:object-count="0"/>
  </office:meta>
</office:document-meta>
</file>